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/>
      <style:text-properties fo:font-size="18pt" style:font-size-asian="18pt" style:font-size-complex="18pt"/>
    </style:style>
    <style:style style:name="T2" style:parent-style-name="Lienhypertexte" style:family="text">
      <style:text-properties fo:font-size="20pt" style:font-size-asian="20pt" style:font-size-complex="20pt"/>
    </style:style>
    <style:style style:name="T3" style:parent-style-name="Lienhypertexte" style:family="text">
      <style:text-properties fo:font-size="20pt" style:font-size-asian="20pt" style:font-size-complex="20pt"/>
    </style:style>
    <style:style style:name="T4" style:parent-style-name="Lienhypertexte" style:family="text">
      <style:text-properties fo:font-size="20pt" style:font-size-asian="20pt" style:font-size-complex="20pt"/>
    </style:style>
    <style:style style:name="P5" style:parent-style-name="Normal" style:family="paragraph">
      <style:text-properties fo:color="#4472C4" fo:font-size="20pt" style:font-size-asian="20pt" style:font-size-complex="20pt"/>
    </style:style>
    <style:style style:name="P6" style:parent-style-name="Normal" style:family="paragraph">
      <style:text-properties fo:color="#4472C4" fo:font-size="20pt" style:font-size-asian="20pt" style:font-size-complex="20pt"/>
    </style:style>
    <style:style style:name="P7" style:parent-style-name="Normal" style:family="paragraph">
      <style:text-properties fo:color="#4472C4" fo:font-size="20pt" style:font-size-asian="20pt" style:font-size-complex="20pt"/>
    </style:style>
    <style:style style:name="P8" style:parent-style-name="Normal" style:family="paragraph">
      <style:text-properties fo:color="#4472C4" fo:font-size="20pt" style:font-size-asian="20pt" style:font-size-complex="20pt"/>
    </style:style>
    <style:style style:name="P9" style:parent-style-name="Normal" style:family="paragraph">
      <style:text-properties fo:color="#4472C4" fo:font-size="20pt" style:font-size-asian="20pt" style:font-size-complex="20pt"/>
    </style:style>
  </office:automatic-styles>
  <office:body>
    <office:text text:use-soft-page-breaks="true">
      <text:h text:style-name="P1" text:outline-level="1">Vous trouverez ci-dessous le lien vers le repository Github :</text:h>
      <text:p text:style-name="Normal"/>
      <text:p text:style-name="Normal"/>
      <text:p text:style-name="Normal"><text:a xlink:href="https://github.com/OCDominiqueP/P3_OHMYFOOD" office:target-frame-name="_top" xlink:show="replace"><text:span text:style-name="T2">https://github.com/OCDominiqueP/P3_OHM</text:span><text:bookmark-start text:name="_Hlt44159601"/><text:bookmark-start text:name="_Hlt44159602"/><text:span text:style-name="T3">Y</text:span><text:bookmark-end text:name="_Hlt44159601"/><text:bookmark-end text:name="_Hlt44159602"/><text:span text:style-name="T4">FOOD</text:span></text:a></text:p>
      <text:p text:style-name="P5"/>
      <text:p text:style-name="P6"/>
      <text:p text:style-name="P7"/>
      <text:p text:style-name="P8"/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dith belete</meta:initial-creator>
    <dc:creator>judith belete</dc:creator>
    <meta:creation-date>2020-06-27T12:14:00Z</meta:creation-date>
    <dc:date>2020-06-27T12:14:00Z</dc:date>
    <meta:template xlink:href="Normal" xlink:type="simple"/>
    <meta:editing-cycles>2</meta:editing-cycles>
    <meta:editing-duration>PT0S</meta:editing-duration>
    <meta:document-statistic meta:page-count="1" meta:paragraph-count="1" meta:word-count="26" meta:character-count="172" meta:row-count="1" meta:non-whitespace-character-count="147"/>
  </office:meta>
</office:document-meta>
</file>